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628cm" svg:height="1.597cm" svg:x="3.9cm" svg:y="5.3cm">
          <draw:text-box>
            <text:p>Aaa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8T23:56:24.669000000</meta:creation-date>
    <dc:date>2019-12-08T23:56:54.116000000</dc:date>
    <meta:editing-duration>PT30S</meta:editing-duration>
    <meta:editing-cycles>1</meta:editing-cycles>
    <meta:document-statistic meta:object-count="1"/>
    <meta:generator>LibreOffice/6.3.2.2$Windows_X86_64 LibreOffice_project/98b30e735bda24bc04ab42594c85f7fd8be07b9c</meta:generator>
  </office:meta>
</office:document-meta>
</file>